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5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6" style:parent-style-name="Основнойшрифтабзаца" style:family="text">
      <style:text-properties fo:font-weight="bold" style:font-weight-asian="bold" fo:font-size="16pt" style:font-size-asian="16pt" style:font-size-complex="16pt" fo:language="en" fo:country="US"/>
    </style:style>
    <style:style style:name="T17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justify"/>
    </style:style>
    <style:style style:name="T5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58" style:parent-style-name="Standard" style:list-style-name="WW8Num3" style:family="paragraph">
      <style:paragraph-properties fo:text-align="justify"/>
      <style:text-properties fo:font-size="14pt" style:font-size-asian="14pt" style:font-size-complex="14pt"/>
    </style:style>
    <style:style style:name="P59" style:parent-style-name="Standard" style:family="paragraph">
      <style:paragraph-properties fo:text-align="justify" fo:margin-left="0.2916in">
        <style:tab-stops/>
      </style:paragraph-properties>
    </style:style>
    <style:style style:name="T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5" style:parent-style-name="Standard" style:list-style-name="WW8Num3" style:family="paragraph">
      <style:paragraph-properties fo:text-align="justify"/>
      <style:text-properties fo:font-size="14pt" style:font-size-asian="14pt" style:font-size-complex="14pt"/>
    </style:style>
    <style:style style:name="P76" style:parent-style-name="Standard" style:family="paragraph">
      <style:paragraph-properties fo:text-align="justify" fo:margin-left="0.2916in">
        <style:tab-stops/>
      </style:paragraph-properties>
    </style:style>
    <style:style style:name="T77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/>
    </style:style>
    <style:style style:name="T78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79" style:parent-style-name="Основнойшрифтабзаца" style:family="text">
      <style:text-properties fo:color="#FFFFFF"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80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81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82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83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84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85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P86" style:parent-style-name="Standard" style:family="paragraph">
      <style:paragraph-properties fo:text-align="justify" fo:margin-left="0.2916in">
        <style:tab-stops/>
      </style:paragraph-properties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 fo:margin-left="0.2916in">
        <style:tab-stops/>
      </style:paragraph-properties>
    </style:style>
    <style:style style:name="T96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7" style:parent-style-name="Основнойшрифтабзаца" style:family="text">
      <style:text-properties fo:color="#FFFFFF"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8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9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00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01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02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P103" style:parent-style-name="Standard" style:family="paragraph">
      <style:paragraph-properties fo:text-align="justify" fo:margin-left="0.2916in">
        <style:tab-stops/>
      </style:paragraph-properties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P112" style:parent-style-name="Standard" style:list-style-name="WW8Num3" style:family="paragraph">
      <style:paragraph-properties fo:text-align="justify"/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 fo:margin-left="0.2916in">
        <style:tab-stops/>
      </style:paragraph-properties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128" style:parent-style-name="Standard" style:family="paragraph">
      <style:paragraph-properties fo:text-align="justify" fo:margin-left="0.2916in">
        <style:tab-stops/>
      </style:paragraph-properties>
      <style:text-properties fo:color="#FFFFFF" fo:font-size="14pt" style:font-size-asian="14pt" style:font-size-complex="14pt" style:text-underline-type="single" style:text-underline-style="solid" style:text-underline-width="bold" style:text-underline-mode="continuous"/>
    </style:style>
    <style:style style:name="P129" style:parent-style-name="Standard" style:family="paragraph">
      <style:text-properties fo:font-weight="bold" style:font-weight-asian="bold"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paragraph-properties fo:line-height="115%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P158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59" style:parent-style-name="Standard" style:family="paragraph">
      <style:paragraph-properties fo:line-height="115%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176" style:parent-style-name="Standard" style:family="paragraph">
      <style:paragraph-properties fo:line-height="115%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P178" style:parent-style-name="Standard" style:family="paragraph">
      <style:paragraph-properties fo:line-height="115%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193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94" style:parent-style-name="Standard" style:family="paragraph">
      <style:paragraph-properties fo:line-height="115%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205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06" style:parent-style-name="Standard" style:family="paragraph">
      <style:paragraph-properties fo:line-height="115%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P215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16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17" style:parent-style-name="Standard" style:family="paragraph">
      <style:paragraph-properties fo:line-height="115%" fo:text-indent="0.25in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T22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226" style:parent-style-name="Standard" style:family="paragraph">
      <style:paragraph-properties fo:line-height="115%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fo:color="#000000" fo:font-size="14pt" style:font-size-asian="14pt" style:font-size-complex="14pt"/>
    </style:style>
    <style:style style:name="T22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31" style:parent-style-name="Основнойшрифтабзаца" style:family="text">
      <style:text-properties fo:color="#000000" fo:font-size="14pt" style:font-size-asian="14pt" style:font-size-complex="14pt"/>
    </style:style>
    <style:style style:name="T23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34" style:parent-style-name="Основнойшрифтабзаца" style:family="text">
      <style:text-properties fo:color="#000000" fo:font-size="14pt" style:font-size-asian="14pt" style:font-size-complex="14pt"/>
    </style:style>
    <style:style style:name="P235" style:parent-style-name="Standard" style:family="paragraph">
      <style:paragraph-properties fo:line-height="115%" fo:text-indent="0.3937in"/>
    </style:style>
    <style:style style:name="T236" style:parent-style-name="Основнойшрифтабзаца" style:family="text">
      <style:text-properties fo:color="#000000" fo:font-size="14pt" style:font-size-asian="14pt" style:font-size-complex="14pt"/>
    </style:style>
    <style:style style:name="T2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color="#000000" fo:font-size="14pt" style:font-size-asian="14pt" style:font-size-complex="14pt"/>
    </style:style>
    <style:style style:name="P239" style:parent-style-name="Standard" style:family="paragraph">
      <style:paragraph-properties fo:line-height="115%" fo:text-indent="0.3937in"/>
    </style:style>
    <style:style style:name="T240" style:parent-style-name="Основнойшрифтабзаца" style:family="text">
      <style:text-properties fo:color="#000000" fo:font-size="14pt" style:font-size-asian="14pt" style:font-size-complex="14pt"/>
    </style:style>
    <style:style style:name="T2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fo:color="#000000" fo:font-size="14pt" style:font-size-asian="14pt" style:font-size-complex="14pt"/>
    </style:style>
    <style:style style:name="T24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45" style:parent-style-name="Основнойшрифтабзаца" style:family="text">
      <style:text-properties fo:color="#000000" fo:font-size="14pt" style:font-size-asian="14pt" style:font-size-complex="14pt"/>
    </style:style>
    <style:style style:name="T24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7" style:parent-style-name="Основнойшрифтабзаца" style:family="text">
      <style:text-properties fo:color="#000000" fo:font-size="14pt" style:font-size-asian="14pt" style:font-size-complex="14pt"/>
    </style:style>
    <style:style style:name="T24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9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P250" style:parent-style-name="Standard" style:family="paragraph">
      <style:paragraph-properties fo:line-height="115%" fo:text-indent="0.3937in"/>
    </style:style>
    <style:style style:name="T251" style:parent-style-name="Основнойшрифтабзаца" style:family="text">
      <style:text-properties fo:color="#000000" fo:font-size="14pt" style:font-size-asian="14pt" style:font-size-complex="14pt"/>
    </style:style>
    <style:style style:name="T252" style:parent-style-name="Основнойшрифтабзаца" style:family="text">
      <style:text-properties fo:color="#000000" fo:font-size="14pt" style:font-size-asian="14pt" style:font-size-complex="14pt"/>
    </style:style>
    <style:style style:name="P253" style:parent-style-name="Standard" style:family="paragraph">
      <style:paragraph-properties fo:line-height="115%"/>
    </style:style>
    <style:style style:name="T254" style:parent-style-name="Основнойшрифтабзаца" style:family="text">
      <style:text-properties fo:color="#000000" fo:font-size="14pt" style:font-size-asian="14pt" style:font-size-complex="14pt"/>
    </style:style>
    <style:style style:name="T2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fo:color="#000000" fo:font-size="14pt" style:font-size-asian="14pt" style:font-size-complex="14pt"/>
    </style:style>
    <style:style style:name="T2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59" style:parent-style-name="Основнойшрифтабзаца" style:family="text">
      <style:text-properties fo:color="#000000" fo:font-size="14pt" style:font-size-asian="14pt" style:font-size-complex="14pt"/>
    </style:style>
    <style:style style:name="T2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fo:color="#000000" fo:font-size="14pt" style:font-size-asian="14pt" style:font-size-complex="14pt"/>
    </style:style>
    <style:style style:name="T2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64" style:parent-style-name="Основнойшрифтабзаца" style:family="text">
      <style:text-properties fo:color="#000000" fo:font-size="14pt" style:font-size-asian="14pt" style:font-size-complex="14pt"/>
    </style:style>
    <style:style style:name="P265" style:parent-style-name="Standard" style:family="paragraph">
      <style:paragraph-properties fo:line-height="115%" fo:text-indent="0.3937in"/>
    </style:style>
    <style:style style:name="T266" style:parent-style-name="Основнойшрифтабзаца" style:family="text">
      <style:text-properties fo:font-size="14pt" style:font-size-asian="14pt"/>
    </style:style>
    <style:style style:name="T2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fo:color="#000000" fo:font-size="14pt" style:font-size-asian="14pt" style:font-size-complex="14pt"/>
    </style:style>
    <style:style style:name="T2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71" style:parent-style-name="Основнойшрифтабзаца" style:family="text">
      <style:text-properties fo:color="#000000" fo:font-size="14pt" style:font-size-asian="14pt" style:font-size-complex="14pt"/>
    </style:style>
    <style:style style:name="T27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fo:color="#000000" fo:font-size="14pt" style:font-size-asian="14pt" style:font-size-complex="14pt"/>
    </style:style>
    <style:style style:name="T27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76" style:parent-style-name="Основнойшрифтабзаца" style:family="text">
      <style:text-properties fo:color="#000000" fo:font-size="14pt" style:font-size-asian="14pt" style:font-size-complex="14pt"/>
    </style:style>
    <style:style style:name="P277" style:parent-style-name="Standard" style:family="paragraph">
      <style:paragraph-properties fo:line-height="115%" fo:text-indent="0.3937in"/>
    </style:style>
    <style:style style:name="T278" style:parent-style-name="Основнойшрифтабзаца" style:family="text">
      <style:text-properties fo:font-size="14pt" style:font-size-asian="14pt"/>
    </style:style>
    <style:style style:name="T2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color="#000000" fo:font-size="14pt" style:font-size-asian="14pt" style:font-size-complex="14pt"/>
    </style:style>
    <style:style style:name="T2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83" style:parent-style-name="Основнойшрифтабзаца" style:family="text">
      <style:text-properties fo:color="#000000" fo:font-size="14pt" style:font-size-asian="14pt" style:font-size-complex="14pt"/>
    </style:style>
    <style:style style:name="T28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fo:color="#000000" fo:font-size="14pt" style:font-size-asian="14pt" style:font-size-complex="14pt"/>
    </style:style>
    <style:style style:name="T2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P288" style:parent-style-name="Standard" style:family="paragraph">
      <style:paragraph-properties fo:line-height="115%" fo:text-indent="0.3937in"/>
      <style:text-properties fo:font-size="14pt" style:font-size-asian="14pt"/>
    </style:style>
    <style:style style:name="P289" style:parent-style-name="Standard" style:family="paragraph">
      <style:paragraph-properties fo:line-height="115%"/>
    </style:style>
    <style:style style:name="T2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fo:color="#000000" fo:font-size="14pt" style:font-size-asian="14pt" style:font-size-complex="14pt"/>
    </style:style>
    <style:style style:name="T2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94" style:parent-style-name="Основнойшрифтабзаца" style:family="text">
      <style:text-properties fo:color="#000000" fo:font-size="14pt" style:font-size-asian="14pt" style:font-size-complex="14pt"/>
    </style:style>
    <style:style style:name="T29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6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97" style:parent-style-name="Основнойшрифтабзаца" style:family="text">
      <style:text-properties fo:color="#000000" fo:font-size="14pt" style:font-size-asian="14pt" style:font-size-complex="14pt"/>
    </style:style>
    <style:style style:name="P298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99" style:parent-style-name="Standard" style:family="paragraph">
      <style:paragraph-properties fo:text-align="justify" fo:line-height="115%" fo:margin-left="0.25in">
        <style:tab-stops/>
      </style:paragraph-properties>
    </style:style>
    <style:style style:name="T3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1" style:parent-style-name="Основнойшрифтабзаца" style:family="text">
      <style:text-properties fo:font-size="14pt" style:font-size-asian="14pt" style:font-size-complex="14pt"/>
    </style:style>
    <style:style style:name="T3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04" style:parent-style-name="Основнойшрифтабзаца" style:family="text">
      <style:text-properties fo:font-size="14pt" style:font-size-asian="14pt" style:font-size-complex="14pt"/>
    </style:style>
    <style:style style:name="T3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07" style:parent-style-name="Основнойшрифтабзаца" style:family="text">
      <style:text-properties fo:font-size="14pt" style:font-size-asian="14pt" style:font-size-complex="14pt"/>
    </style:style>
    <style:style style:name="T3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0" style:parent-style-name="Основнойшрифтабзаца" style:family="text">
      <style:text-properties fo:font-size="14pt" style:font-size-asian="14pt" style:font-size-complex="14pt"/>
    </style:style>
    <style:style style:name="T3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313" style:parent-style-name="Standard" style:family="paragraph">
      <style:paragraph-properties fo:text-align="justify" fo:line-height="115%" fo:text-indent="0.3937in"/>
    </style:style>
    <style:style style:name="T31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5" style:parent-style-name="Основнойшрифтабзаца" style:family="text">
      <style:text-properties fo:color="#000000" fo:font-size="14pt" style:font-size-asian="14pt" style:font-size-complex="14pt"/>
    </style:style>
    <style:style style:name="T316" style:parent-style-name="Основнойшрифтабзаца" style:family="text">
      <style:text-properties fo:color="#000000"/>
    </style:style>
    <style:style style:name="T317" style:parent-style-name="Основнойшрифтабзаца" style:family="text">
      <style:text-properties fo:color="#000000" fo:font-size="14pt" style:font-size-asian="14pt" style:font-size-complex="14pt"/>
    </style:style>
    <style:style style:name="T31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9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20" style:parent-style-name="Основнойшрифтабзаца" style:family="text">
      <style:text-properties fo:color="#000000" fo:font-size="14pt" style:font-size-asian="14pt" style:font-size-complex="14pt"/>
    </style:style>
    <style:style style:name="T32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2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23" style:parent-style-name="Основнойшрифтабзаца" style:family="text">
      <style:text-properties fo:color="#000000" fo:font-size="14pt" style:font-size-asian="14pt" style:font-size-complex="14pt"/>
    </style:style>
    <style:style style:name="P324" style:parent-style-name="Standard" style:family="paragraph">
      <style:paragraph-properties fo:text-align="justify" fo:line-height="115%" fo:text-indent="0.3937in"/>
    </style:style>
    <style:style style:name="T325" style:parent-style-name="Основнойшрифтабзаца" style:family="text">
      <style:text-properties fo:color="#000000" fo:font-size="14pt" style:font-size-asian="14pt" style:font-size-complex="14pt"/>
    </style:style>
    <style:style style:name="T3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7" style:parent-style-name="Основнойшрифтабзаца" style:family="text">
      <style:text-properties fo:color="#000000" fo:font-size="14pt" style:font-size-asian="14pt" style:font-size-complex="14pt"/>
    </style:style>
    <style:style style:name="T328" style:parent-style-name="Основнойшрифтабзаца" style:family="text">
      <style:text-properties fo:color="#000000" fo:font-size="14pt" style:font-size-asian="14pt"/>
    </style:style>
    <style:style style:name="T329" style:parent-style-name="Основнойшрифтабзаца" style:family="text">
      <style:text-properties fo:color="#000000" fo:font-size="14pt" style:font-size-asian="14pt" fo:language="en" fo:country="US"/>
    </style:style>
    <style:style style:name="T330" style:parent-style-name="Основнойшрифтабзаца" style:family="text">
      <style:text-properties fo:color="#000000" fo:font-size="14pt" style:font-size-asian="14pt"/>
    </style:style>
    <style:style style:name="T331" style:parent-style-name="Основнойшрифтабзаца" style:family="text">
      <style:text-properties fo:color="#000000" fo:font-size="14pt" style:font-size-asian="14pt" fo:language="en" fo:country="US"/>
    </style:style>
    <style:style style:name="T332" style:parent-style-name="Основнойшрифтабзаца" style:family="text">
      <style:text-properties fo:color="#000000" fo:font-size="14pt" style:font-size-asian="14pt"/>
    </style:style>
    <style:style style:name="T333" style:parent-style-name="Основнойшрифтабзаца" style:family="text">
      <style:text-properties fo:color="#000000" fo:font-size="14pt" style:font-size-asian="14pt" style:font-size-complex="14pt"/>
    </style:style>
    <style:style style:name="T33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335" style:parent-style-name="Standard" style:family="paragraph">
      <style:paragraph-properties fo:text-align="justify" fo:line-height="115%" fo:text-indent="0.3937in"/>
    </style:style>
    <style:style style:name="T336" style:parent-style-name="Основнойшрифтабзаца" style:family="text">
      <style:text-properties fo:color="#000000" fo:font-size="14pt" style:font-size-asian="14pt" style:font-size-complex="14pt"/>
    </style:style>
    <style:style style:name="T3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fo:color="#000000" fo:font-size="14pt" style:font-size-asian="14pt" style:font-size-complex="14pt"/>
    </style:style>
    <style:style style:name="T3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41" style:parent-style-name="Основнойшрифтабзаца" style:family="text">
      <style:text-properties fo:color="#000000" fo:font-size="14pt" style:font-size-asian="14pt" style:font-size-complex="14pt"/>
    </style:style>
    <style:style style:name="T34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3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44" style:parent-style-name="Основнойшрифтабзаца" style:family="text">
      <style:text-properties fo:color="#000000" fo:font-size="14pt" style:font-size-asian="14pt" style:font-size-complex="14pt"/>
    </style:style>
    <style:style style:name="P345" style:parent-style-name="Standard" style:family="paragraph">
      <style:paragraph-properties fo:text-align="justify" fo:line-height="115%" fo:text-indent="0.3937in"/>
      <style:text-properties fo:color="#000000" fo:font-size="14pt" style:font-size-asian="14pt" style:font-size-complex="14pt"/>
    </style:style>
    <style:style style:name="P346" style:parent-style-name="Standard" style:family="paragraph">
      <style:paragraph-properties fo:text-align="justify" fo:line-height="115%" fo:text-indent="0.3937in"/>
    </style:style>
    <style:style style:name="T34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8" style:parent-style-name="Основнойшрифтабзаца" style:family="text">
      <style:text-properties fo:color="#000000" fo:font-size="14pt" style:font-size-asian="14pt" style:font-size-complex="14pt"/>
    </style:style>
    <style:style style:name="T3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51" style:parent-style-name="Основнойшрифтабзаца" style:family="text">
      <style:text-properties fo:color="#000000" fo:font-size="14pt" style:font-size-asian="14pt" style:font-size-complex="14pt"/>
    </style:style>
    <style:style style:name="T35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3" style:parent-style-name="Основнойшрифтабзаца" style:family="text">
      <style:text-properties fo:color="#000000" fo:font-size="14pt" style:font-size-asian="14pt" style:font-size-complex="14pt"/>
    </style:style>
    <style:style style:name="T35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5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P356" style:parent-style-name="Standard" style:family="paragraph">
      <style:paragraph-properties fo:text-align="justify" fo:line-height="115%" fo:text-indent="0.3937in"/>
      <style:text-properties fo:color="#000000" fo:font-size="14pt" style:font-size-asian="14pt" style:font-size-complex="14pt"/>
    </style:style>
    <style:style style:name="P357" style:parent-style-name="Standard" style:family="paragraph">
      <style:paragraph-properties fo:text-align="justify" fo:line-height="115%" fo:text-indent="0.3937in"/>
    </style:style>
    <style:style style:name="T35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9" style:parent-style-name="Основнойшрифтабзаца" style:family="text">
      <style:text-properties fo:color="#000000" fo:font-size="14pt" style:font-size-asian="14pt" style:font-size-complex="14pt"/>
    </style:style>
    <style:style style:name="T360" style:parent-style-name="Основнойшрифтабзаца" style:family="text">
      <style:text-properties style:font-name="Cambria Math" style:font-name-complex="Cambria Math" fo:color="#000000"/>
    </style:style>
    <style:style style:name="T361" style:parent-style-name="Основнойшрифтабзаца" style:family="text">
      <style:text-properties fo:color="#000000" fo:font-size="14pt" style:font-size-asian="14pt" style:font-size-complex="14pt"/>
    </style:style>
    <style:style style:name="T3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64" style:parent-style-name="Основнойшрифтабзаца" style:family="text">
      <style:text-properties fo:color="#000000" fo:font-size="14pt" style:font-size-asian="14pt" style:font-size-complex="14pt"/>
    </style:style>
    <style:style style:name="T3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6" style:parent-style-name="Основнойшрифтабзаца" style:family="text">
      <style:text-properties fo:color="#000000" fo:font-size="14pt" style:font-size-asian="14pt" style:font-size-complex="14pt"/>
    </style:style>
    <style:style style:name="T367" style:parent-style-name="Основнойшрифтабзаца" style:family="text">
      <style:text-properties style:font-name="Cambria Math" style:font-name-complex="Cambria Math" fo:color="#000000"/>
    </style:style>
    <style:style style:name="T368" style:parent-style-name="Основнойшрифтабзаца" style:family="text">
      <style:text-properties fo:color="#000000" fo:font-size="14pt" style:font-size-asian="14pt" style:font-size-complex="14pt"/>
    </style:style>
    <style:style style:name="T3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71" style:parent-style-name="Основнойшрифтабзаца" style:family="text">
      <style:text-properties fo:color="#000000" fo:font-size="14pt" style:font-size-asian="14pt" style:font-size-complex="14pt"/>
    </style:style>
    <style:style style:name="T37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3" style:parent-style-name="Основнойшрифтабзаца" style:family="text">
      <style:text-properties fo:color="#000000" fo:font-size="14pt" style:font-size-asian="14pt" style:font-size-complex="14pt"/>
    </style:style>
    <style:style style:name="T374" style:parent-style-name="Основнойшрифтабзаца" style:family="text">
      <style:text-properties style:font-name="Cambria Math" style:font-name-complex="Cambria Math" fo:color="#000000" fo:font-size="14pt" style:font-size-asian="14pt" style:font-size-complex="14pt"/>
    </style:style>
    <style:style style:name="T375" style:parent-style-name="Основнойшрифтабзаца" style:family="text">
      <style:text-properties fo:color="#000000" fo:font-size="14pt" style:font-size-asian="14pt" style:font-size-complex="14pt"/>
    </style:style>
    <style:style style:name="T3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78" style:parent-style-name="Основнойшрифтабзаца" style:family="text">
      <style:text-properties fo:color="#000000" fo:font-size="14pt" style:font-size-asian="14pt" style:font-size-complex="14pt"/>
    </style:style>
    <style:style style:name="T3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81" style:parent-style-name="Основнойшрифтабзаца" style:family="text">
      <style:text-properties fo:color="#000000" fo:font-size="14pt" style:font-size-asian="14pt" style:font-size-complex="14pt"/>
    </style:style>
    <style:style style:name="P382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383" style:parent-style-name="Standard" style:family="paragraph">
      <style:paragraph-properties fo:line-height="115%"/>
    </style:style>
    <style:style style:name="T384" style:parent-style-name="Основнойшрифтабзаца" style:family="text">
      <style:text-properties fo:font-size="14pt" style:font-size-asian="14pt" style:font-size-complex="14pt"/>
    </style:style>
    <style:style style:name="T3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87" style:parent-style-name="Основнойшрифтабзаца" style:family="text">
      <style:text-properties fo:font-size="14pt" style:font-size-asian="14pt" style:font-size-complex="14pt"/>
    </style:style>
    <style:style style:name="T388" style:parent-style-name="Основнойшрифтабзаца" style:family="text">
      <style:text-properties fo:font-size="14pt" style:font-size-asian="14pt" style:font-size-complex="14pt"/>
    </style:style>
    <style:style style:name="T3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91" style:parent-style-name="Основнойшрифтабзаца" style:family="text">
      <style:text-properties fo:font-size="14pt" style:font-size-asian="14pt" style:font-size-complex="14pt"/>
    </style:style>
    <style:style style:name="T392" style:parent-style-name="Основнойшрифтабзаца" style:family="text">
      <style:text-properties fo:font-size="14pt" style:font-size-asian="14pt" style:font-size-complex="14pt"/>
    </style:style>
    <style:style style:name="T3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97" style:parent-style-name="Основнойшрифтабзаца" style:family="text">
      <style:text-properties fo:font-size="14pt" style:font-size-asian="14pt" style:font-size-complex="14pt"/>
    </style:style>
    <style:style style:name="T3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00" style:parent-style-name="Основнойшрифтабзаца" style:family="text">
      <style:text-properties fo:font-size="14pt" style:font-size-asian="14pt" style:font-size-complex="14pt"/>
    </style:style>
    <style:style style:name="T40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02" style:parent-style-name="Основнойшрифтабзаца" style:family="text">
      <style:text-properties fo:font-size="14pt" style:font-size-asian="14pt" style:font-size-complex="14pt"/>
    </style:style>
    <style:style style:name="T40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04" style:parent-style-name="Основнойшрифтабзаца" style:family="text">
      <style:text-properties fo:font-size="14pt" style:font-size-asian="14pt" style:font-size-complex="14pt"/>
    </style:style>
    <style:style style:name="T40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06" style:parent-style-name="Основнойшрифтабзаца" style:family="text">
      <style:text-properties fo:font-size="14pt" style:font-size-asian="14pt" style:font-size-complex="14pt"/>
    </style:style>
    <style:style style:name="T407" style:parent-style-name="Основнойшрифтабзаца" style:family="text">
      <style:text-properties fo:font-size="14pt" style:font-size-asian="14pt" style:font-size-complex="14pt"/>
    </style:style>
    <style:style style:name="T408" style:parent-style-name="Основнойшрифтабзаца" style:family="text">
      <style:text-properties fo:font-size="14pt" style:font-size-asian="14pt" style:font-size-complex="14pt"/>
    </style:style>
    <style:style style:name="T40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410" style:parent-style-name="Standard" style:family="paragraph">
      <style:text-properties fo:font-weight="bold" style:font-weight-asian="bold" fo:font-size="14pt" style:font-size-asian="14pt" style:font-size-complex="14pt"/>
    </style:style>
    <style:style style:name="T41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12" style:parent-style-name="Standard" style:family="paragraph">
      <style:text-properties fo:font-size="14pt" style:font-size-asian="14pt" style:font-size-complex="14pt"/>
    </style:style>
    <style:style style:name="P413" style:parent-style-name="Standard" style:family="paragraph">
      <style:paragraph-properties fo:text-align="justify" fo:text-indent="0.5in"/>
    </style:style>
    <style:style style:name="T414" style:parent-style-name="Основнойшрифтабзаца" style:family="text">
      <style:text-properties fo:font-size="14pt" style:font-size-asian="14pt" style:font-size-complex="14pt"/>
    </style:style>
    <style:style style:name="T415" style:parent-style-name="Основнойшрифтабзаца" style:family="text">
      <style:text-properties fo:font-size="14pt" style:font-size-asian="14pt" style:font-size-complex="14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ГАОУ ВПО «УрФУ имени первого Президента России Б. Н. Ельцина»</text:p>
      <text:p text:style-name="P3">ИРИТ-РТФ</text:p>
      <text:p text:style-name="P4">Центр ускоренного обучения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 ПО ДОМАШНЕМУ<text:s/></text:span><text:span text:style-name="T15">ЗАДАНИЮ<text:s/></text:span><text:span text:style-name="T16">N</text:span><text:span text:style-name="T17"><text:s/>4</text:span></text:p>
      <text:p text:style-name="P18"/>
      <text:p text:style-name="P19">по дисциплине «Язык и технологии программирования»</text:p>
      <text:p text:style-name="P20"/>
      <text:p text:style-name="P21"/>
      <text:p text:style-name="P22"><text:span text:style-name="T23">Тема:<text:s/></text:span><text:span text:style-name="T24">Свойства элементарных функций алгебры логики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Студент группы РИВ-170027у (662): <text:s text:c="19"/><text:tab/><text:tab/><text:tab/>Э. Ю. Азымов</text:p>
      <text:p text:style-name="P37">Преподаватель: <text:s text:c="44"/><text:tab/><text:tab/><text:tab/><text:tab/>С. И. Тимошенко,</text:p>
      <text:p text:style-name="P38"><text:s text:c="70"/><text:tab/><text:tab/><text:tab/><text:tab/><text:tab/>доц., к. т. н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Екатеринбург 2017</text:p>
      <text:soft-page-break/>
      <text:p text:style-name="P52">СОДЕРЖАНИЕ</text:p>
      <text:p text:style-name="P53"/>
      <text:p text:style-name="P54"><text:span text:style-name="T55">1 Постановка задачи</text:span></text:p>
      <text:p text:style-name="P56"/>
      <text:p text:style-name="P57">Просмотреть материал пп. 2.1-2.4 учебника Савельев А. Я. Основы информатики.</text:p>
      <text:list text:style-name="WW8Num3" text:continue-numbering="true">
        <text:list-item>
          <text:list>
            <text:list-item>
              <text:p text:style-name="P58">Доказать свойство дистрибутивности (распределительный закон) для дизъюнкции относительно конъюнкции (используя свойства и аксиомы):</text:p>
            </text:list-item>
          </text:list>
        </text:list-item>
      </text:list>
      <text:p text:style-name="P59"><text:span text:style-name="T60">x</text:span><text:span text:style-name="T61">1</text:span><text:span text:style-name="T62"><text:s/>+ x</text:span><text:span text:style-name="T63">2</text:span><text:span text:style-name="T64"><text:s/>x</text:span><text:span text:style-name="T65">3</text:span><text:span text:style-name="T66"><text:s/>= (x</text:span><text:span text:style-name="T67">1</text:span><text:span text:style-name="T68"><text:s/>+ x</text:span><text:span text:style-name="T69">2</text:span><text:span text:style-name="T70">) (x</text:span><text:span text:style-name="T71">1</text:span><text:span text:style-name="T72"><text:s/>+ x</text:span><text:span text:style-name="T73">3</text:span><text:span text:style-name="T74">)</text:span></text:p>
      <text:list text:style-name="WW8Num3" text:continue-numbering="true">
        <text:list-item>
          <text:list>
            <text:list-item>
              <text:p text:style-name="P75">Доказать законы де Моргана (используя свойства и аксиомы):</text:p>
            </text:list-item>
          </text:list>
        </text:list-item>
      </text:list>
      <text:p text:style-name="P76"><text:span text:style-name="T77"><text:s text:c="3"/></text:span><text:span text:style-name="T78">_ <text:s text:c="6"/></text:span><text:span text:style-name="T79">1</text:span><text:span text:style-name="T80"><text:s text:c="3"/></text:span><text:span text:style-name="T81"><text:s text:c="5"/></text:span><text:span text:style-name="T82"><text:s text:c="5"/></text:span><text:span text:style-name="T83"><text:s text:c="4"/></text:span><text:span text:style-name="T84"><text:s/>11</text:span><text:span text:style-name="T85"><text:s text:c="14"/></text:span></text:p>
      <text:p text:style-name="P86"><text:span text:style-name="T87">x</text:span><text:span text:style-name="T88">1</text:span><text:span text:style-name="T89"><text:s/>x</text:span><text:span text:style-name="T90">2</text:span><text:span text:style-name="T91"><text:s/>= x</text:span><text:span text:style-name="T92">1</text:span><text:span text:style-name="T93"><text:s/>+ x</text:span><text:span text:style-name="T94">2</text:span></text:p>
      <text:p text:style-name="P95"><text:span text:style-name="T96"><text:s text:c="10"/>__ <text:s text:c="3"/></text:span><text:span text:style-name="T97">1</text:span><text:span text:style-name="T98"><text:s text:c="3"/></text:span><text:span text:style-name="T99"><text:s text:c="4"/></text:span><text:span text:style-name="T100"><text:s text:c="2"/></text:span><text:span text:style-name="T101"><text:s text:c="4"/></text:span><text:span text:style-name="T102"><text:s/>11 <text:s text:c="13"/></text:span></text:p>
      <text:p text:style-name="P103"><text:span text:style-name="T104">x</text:span><text:span text:style-name="T105">1</text:span><text:span text:style-name="T106"><text:s/>+ x</text:span><text:span text:style-name="T107">2</text:span><text:span text:style-name="T108"><text:s/>= x</text:span><text:span text:style-name="T109">1</text:span><text:span text:style-name="T110"><text:s/>x</text:span><text:span text:style-name="T111">2<text:s/></text:span></text:p>
      <text:list text:style-name="WW8Num3" text:continue-numbering="true">
        <text:list-item>
          <text:list>
            <text:list-item>
              <text:p text:style-name="P112">Используя свойства и аксиомы логических функций упростить логическое выражение.</text:p>
            </text:list-item>
          </text:list>
        </text:list-item>
      </text:list>
      <text:p text:style-name="P113"><text:span text:style-name="T114">11) (</text:span><text:span text:style-name="T115">x</text:span><text:span text:style-name="T116">1</text:span><text:span text:style-name="T117"><text:s/>+<text:s/></text:span><text:span text:style-name="T118">x</text:span><text:span text:style-name="T119">2</text:span><text:span text:style-name="T120"><text:s/>+<text:s/></text:span><text:span text:style-name="T121">x</text:span><text:span text:style-name="T122">1</text:span><text:span text:style-name="T123">x</text:span><text:span text:style-name="T124">2</text:span><text:span text:style-name="T125">)<text:s/></text:span><text:span text:style-name="T126">x</text:span><text:span text:style-name="T127">1</text:span></text:p>
      <text:p text:style-name="P128"><text:s/></text:p>
      <text:p text:style-name="P129">2 Результаты проделанной работы</text:p>
      <text:p text:style-name="P130"/>
      <text:p text:style-name="Standard"><text:span text:style-name="T131">1) Докажем, что x</text:span><text:span text:style-name="T132">1</text:span><text:span text:style-name="T133"><text:s/>+<text:s/></text:span><text:span text:style-name="T134">x</text:span><text:span text:style-name="T135">2</text:span><text:span text:style-name="T136">x</text:span><text:span text:style-name="T137">3</text:span><text:span text:style-name="T138"><text:s/>= (x</text:span><text:span text:style-name="T139">1</text:span><text:span text:style-name="T140"><text:s/>+ x</text:span><text:span text:style-name="T141">2</text:span><text:span text:style-name="T142">) (x</text:span><text:span text:style-name="T143">1</text:span><text:span text:style-name="T144"><text:s/>+ x</text:span><text:span text:style-name="T145">3</text:span><text:span text:style-name="T146">);</text:span></text:p>
      <text:p text:style-name="P147"/>
      <text:p text:style-name="P148"><text:span text:style-name="T149">(x</text:span><text:span text:style-name="T150">1</text:span><text:span text:style-name="T151"><text:s/>+ x</text:span><text:span text:style-name="T152">2</text:span><text:span text:style-name="T153">) (x</text:span><text:span text:style-name="T154">1</text:span><text:span text:style-name="T155"><text:s/>+ x</text:span><text:span text:style-name="T156">3</text:span><text:span text:style-name="T157">)</text:span></text:p>
      <text:p text:style-name="P158">Путем раскрытия скобок получаем:</text:p>
      <text:p text:style-name="P159"><text:span text:style-name="T160">x</text:span><text:span text:style-name="T161">1</text:span><text:span text:style-name="T162">x</text:span><text:span text:style-name="T163">1</text:span><text:span text:style-name="T164"><text:s/>+ x</text:span><text:span text:style-name="T165">1</text:span><text:span text:style-name="T166">x</text:span><text:span text:style-name="T167">3</text:span><text:span text:style-name="T168"><text:s/>+ x</text:span><text:span text:style-name="T169">2</text:span><text:span text:style-name="T170">x</text:span><text:span text:style-name="T171">1</text:span><text:span text:style-name="T172"><text:s/>+ x</text:span><text:span text:style-name="T173">2</text:span><text:span text:style-name="T174">x</text:span><text:span text:style-name="T175">3</text:span></text:p>
      <text:p text:style-name="P176"><text:span text:style-name="T177">Так как (0^0 = 0) &amp;&amp; (1^1 = 0):</text:span></text:p>
      <text:p text:style-name="P178"><text:span text:style-name="T179">x</text:span><text:span text:style-name="T180">1</text:span><text:span text:style-name="T181"><text:s/>+ x</text:span><text:span text:style-name="T182">1</text:span><text:span text:style-name="T183">x</text:span><text:span text:style-name="T184">2</text:span><text:span text:style-name="T185"><text:s/>+ x</text:span><text:span text:style-name="T186">1</text:span><text:span text:style-name="T187">x</text:span><text:span text:style-name="T188">3</text:span><text:span text:style-name="T189"><text:s/>+ x</text:span><text:span text:style-name="T190">2</text:span><text:span text:style-name="T191">x</text:span><text:span text:style-name="T192">3</text:span></text:p>
      <text:p text:style-name="P193">Выносим общий множитель:</text:p>
      <text:p text:style-name="P194"><text:span text:style-name="T195">x</text:span><text:span text:style-name="T196">1</text:span><text:span text:style-name="T197">(1 + x</text:span><text:span text:style-name="T198">2</text:span><text:span text:style-name="T199"><text:s/>+ x</text:span><text:span text:style-name="T200">3</text:span><text:span text:style-name="T201">) + x</text:span><text:span text:style-name="T202">2</text:span><text:span text:style-name="T203">x</text:span><text:span text:style-name="T204">3</text:span></text:p>
      <text:p text:style-name="P205">По закону поглощения:</text:p>
      <text:p text:style-name="P206"><text:span text:style-name="T207">x</text:span><text:span text:style-name="T208">1</text:span><text:span text:style-name="T209"><text:s/>+ x</text:span><text:span text:style-name="T210">2</text:span><text:span text:style-name="T211">x</text:span><text:span text:style-name="T212">3</text:span><text:span text:style-name="T213">. //<text:s/></text:span><text:span text:style-name="T214">Доказано.</text:span></text:p>
      <text:p text:style-name="P215"/>
      <text:p text:style-name="P216">2) Доказать законы де Моргана:</text:p>
      <text:p text:style-name="P217"><text:span text:style-name="T218">a) !(x</text:span><text:span text:style-name="T219">1</text:span><text:span text:style-name="T220">x</text:span><text:span text:style-name="T221">2</text:span><text:span text:style-name="T222">) = !x</text:span><text:span text:style-name="T223">1</text:span><text:span text:style-name="T224"><text:s/>+ !x</text:span><text:span text:style-name="T225">2</text:span></text:p>
      <text:p text:style-name="P226"><text:span text:style-name="T227">m<text:s/></text:span><text:span text:style-name="T228">∈ !(</text:span><text:span text:style-name="T229">x</text:span><text:span text:style-name="T230">1</text:span><text:span text:style-name="T231"><text:s/>^<text:s/></text:span><text:span text:style-name="T232">x</text:span><text:span text:style-name="T233">2</text:span><text:span text:style-name="T234">)</text:span></text:p>
      <text:p text:style-name="P235"><text:span text:style-name="T236">Если значение не принадлежит пересечению х1 и х2, то оно не может одновременно принадлежать и значению х1 и значению х2 ( x1 x2 = !x1 + !</text:span><text:span text:style-name="T237">x</text:span><text:span text:style-name="T238">2 ):</text:span></text:p>
      <text:p text:style-name="P239"><text:span text:style-name="T240">Так как !!х = х =&gt;<text:s/></text:span><text:span text:style-name="T241">m</text:span><text:span text:style-name="T242"><text:s/>∉<text:s/></text:span><text:span text:style-name="T243">x</text:span><text:span text:style-name="T244">1</text:span><text:span text:style-name="T245">;<text:s/></text:span><text:span text:style-name="T246">m</text:span><text:span text:style-name="T247"><text:s/>∉<text:s/></text:span><text:span text:style-name="T248">x</text:span><text:span text:style-name="T249">2</text:span></text:p>
      <text:p text:style-name="P250"><text:span text:style-name="T251">Объединим значения</text:span><text:span text:style-name="T252">:</text:span></text:p>
      <text:p text:style-name="P253"><text:span text:style-name="T254">(</text:span><text:span text:style-name="T255">m</text:span><text:span text:style-name="T256"><text:s/>∉<text:s/></text:span><text:span text:style-name="T257">x</text:span><text:span text:style-name="T258">1</text:span><text:span text:style-name="T259">) + (</text:span><text:span text:style-name="T260">m</text:span><text:span text:style-name="T261"><text:s/>∉<text:s/></text:span><text:span text:style-name="T262">x</text:span><text:span text:style-name="T263">2</text:span><text:span text:style-name="T264">)</text:span></text:p>
      <text:p text:style-name="P265"><text:span text:style-name="T266">Если<text:s/></text:span><text:span text:style-name="T267">m</text:span><text:span text:style-name="T268"><text:s/>∉<text:s/></text:span><text:span text:style-name="T269">x</text:span><text:span text:style-name="T270">1</text:span><text:span text:style-name="T271"><text:s/>=&gt;<text:s/></text:span><text:span text:style-name="T272">m</text:span><text:span text:style-name="T273"><text:s/>∈!</text:span><text:span text:style-name="T274">x</text:span><text:span text:style-name="T275">1</text:span><text:span text:style-name="T276"><text:s/></text:span></text:p>
      <text:p text:style-name="P277"><text:span text:style-name="T278">Если<text:s/></text:span><text:span text:style-name="T279">m</text:span><text:span text:style-name="T280"><text:s/>∉<text:s/></text:span><text:span text:style-name="T281">x</text:span><text:span text:style-name="T282">2</text:span><text:span text:style-name="T283"><text:s/>=&gt;<text:s/></text:span><text:span text:style-name="T284">m</text:span><text:span text:style-name="T285"><text:s/>∈!</text:span><text:span text:style-name="T286">x</text:span><text:span text:style-name="T287">2</text:span></text:p>
      <text:p text:style-name="P288"/>
      <text:p text:style-name="P289"><text:span text:style-name="T290">m</text:span><text:span text:style-name="T291"><text:s/>∈ (!</text:span><text:span text:style-name="T292">x</text:span><text:span text:style-name="T293">1</text:span><text:span text:style-name="T294"><text:s/>+ !</text:span><text:span text:style-name="T295">x</text:span><text:span text:style-name="T296">2</text:span><text:span text:style-name="T297">). Доказано.</text:span></text:p>
      <text:p text:style-name="P298"/>
      <text:p text:style-name="P299"><text:span text:style-name="T300">b</text:span><text:span text:style-name="T301">) !(</text:span><text:span text:style-name="T302">x</text:span><text:span text:style-name="T303">1</text:span><text:span text:style-name="T304"><text:s/>+<text:s/></text:span><text:span text:style-name="T305">x</text:span><text:span text:style-name="T306">2</text:span><text:span text:style-name="T307">) = !</text:span><text:span text:style-name="T308">x</text:span><text:span text:style-name="T309">1</text:span><text:span text:style-name="T310"><text:s/>!</text:span><text:span text:style-name="T311">x</text:span><text:span text:style-name="T312">2</text:span></text:p>
      <text:p text:style-name="P313"><text:span text:style-name="T314">m</text:span><text:span text:style-name="T315"><text:s/></text:span><text:span text:style-name="T316">∈</text:span><text:span text:style-name="T317"><text:s/>!(</text:span><text:span text:style-name="T318">x</text:span><text:span text:style-name="T319">1</text:span><text:span text:style-name="T320"><text:s/>+<text:s/></text:span><text:span text:style-name="T321">x</text:span><text:span text:style-name="T322">2</text:span><text:span text:style-name="T323">)</text:span></text:p>
      <text:p text:style-name="P324"><text:span text:style-name="T325">Если<text:s/></text:span><text:span text:style-name="T326">m</text:span><text:span text:style-name="T327"><text:s/></text:span><text:span text:style-name="T328">∈!</text:span><text:span text:style-name="T329">x</text:span><text:span text:style-name="T330"><text:s/>=&gt;<text:s/></text:span><text:span text:style-name="T331">m</text:span><text:span text:style-name="T332"><text:s/></text:span><text:span text:style-name="T333">∉</text:span><text:span text:style-name="T334">x</text:span></text:p>
      <text:p text:style-name="P335"><text:span text:style-name="T336">Следовательно<text:s/></text:span><text:span text:style-name="T337">m</text:span><text:span text:style-name="T338"><text:s/>∉ (</text:span><text:span text:style-name="T339">x</text:span><text:span text:style-name="T340">1</text:span><text:span text:style-name="T341"><text:s/>+<text:s/></text:span><text:span text:style-name="T342">x</text:span><text:span text:style-name="T343">2</text:span><text:span text:style-name="T344">)</text:span></text:p>
      <text:p text:style-name="P345">Раскрываем скобки:</text:p>
      <text:p text:style-name="P346"><text:span text:style-name="T347">m</text:span><text:span text:style-name="T348"><text:s/>∉<text:s/></text:span><text:span text:style-name="T349">x</text:span><text:span text:style-name="T350">1</text:span><text:span text:style-name="T351">;<text:s/></text:span><text:span text:style-name="T352">m</text:span><text:span text:style-name="T353"><text:s/>∉<text:s/></text:span><text:span text:style-name="T354">x</text:span><text:span text:style-name="T355">2</text:span></text:p>
      <text:p text:style-name="P356">Реверсируем знаки:</text:p>
      <text:p text:style-name="P357"><text:span text:style-name="T358">m</text:span><text:span text:style-name="T359"><text:s/></text:span><text:span text:style-name="T360">∈</text:span><text:span text:style-name="T361"><text:s/>!</text:span><text:span text:style-name="T362">x</text:span><text:span text:style-name="T363">1</text:span><text:span text:style-name="T364">;<text:s/></text:span><text:span text:style-name="T365">m</text:span><text:span text:style-name="T366"><text:s/></text:span><text:span text:style-name="T367">∈</text:span><text:span text:style-name="T368"><text:s/>!</text:span><text:span text:style-name="T369">x</text:span><text:span text:style-name="T370">2</text:span><text:span text:style-name="T371"><text:s/>=&gt;<text:s/></text:span><text:span text:style-name="T372">m</text:span><text:span text:style-name="T373"><text:s/></text:span><text:span text:style-name="T374">∈</text:span><text:span text:style-name="T375"><text:s/>(!</text:span><text:span text:style-name="T376">x</text:span><text:span text:style-name="T377">1</text:span><text:span text:style-name="T378"><text:s/>^ !</text:span><text:span text:style-name="T379">x</text:span><text:span text:style-name="T380">2</text:span><text:span text:style-name="T381">). Доказано.<text:s/></text:span></text:p>
      <text:p text:style-name="P382"/>
      <text:p text:style-name="P383"><text:span text:style-name="T384">3) (</text:span><text:span text:style-name="T385">x</text:span><text:span text:style-name="T386">1</text:span><text:span text:style-name="T387"><text:s/></text:span><draw:frame draw:style-name="a0" text:anchor-type="as-char" svg:x="0in" svg:y="0in" svg:width="0.16667in" svg:height="0.19792in" style:rel-width="scale" style:rel-height="scale"><draw:object xlink:href="Object 1/" xlink:type="simple" xlink:show="embed" xlink:actuate="onLoad"/></draw:frame><text:span text:style-name="T388"><text:s/></text:span><text:span text:style-name="T389">x</text:span><text:span text:style-name="T390">2</text:span><text:span text:style-name="T391"><text:s/></text:span><draw:frame draw:style-name="a1" text:anchor-type="as-char" svg:x="0in" svg:y="0in" svg:width="0.16667in" svg:height="0.19792in" style:rel-width="scale" style:rel-height="scale"><draw:object xlink:href="Object 2/" xlink:type="simple" xlink:show="embed" xlink:actuate="onLoad"/></draw:frame><text:span text:style-name="T392"><text:s/></text:span><text:span text:style-name="T393">x</text:span><text:span text:style-name="T394">1</text:span><text:span text:style-name="T395">x</text:span><text:span text:style-name="T396">2</text:span><text:span text:style-name="T397">)<text:s/></text:span><text:span text:style-name="T398">x</text:span><text:span text:style-name="T399">1</text:span><text:span text:style-name="T400"><text:s/>~ /* по правилу перевода функции «или» через функцию сложения по модулю */ ~ (x</text:span><text:span text:style-name="T401">1<text:s/></text:span><draw:frame draw:style-name="a2" text:anchor-type="as-char" svg:x="0in" svg:y="0in" svg:width="0.14583in" svg:height="0.22917in" style:rel-width="scale" style:rel-height="scale"><draw:object xlink:href="Object 3/" xlink:type="simple" xlink:show="embed" xlink:actuate="onLoad"/></draw:frame><text:span text:style-name="T402"><text:s/>x</text:span><text:span text:style-name="T403">2</text:span><text:span text:style-name="T404">) x</text:span><text:span text:style-name="T405">1</text:span><text:span text:style-name="T406"><text:s/>~ /* по закону<text:s/></text:span><text:span text:style-name="T407">поглощения</text:span><text:span text:style-name="T408"><text:s/>*/ ~ x</text:span><text:span text:style-name="T409">1</text:span></text:p>
      <text:p text:style-name="P410"/>
      <text:p text:style-name="Standard"><text:span text:style-name="T411">3 Анализ полученных результатов</text:span></text:p>
      <text:p text:style-name="P412"/>
      <text:p text:style-name="P413"><text:span text:style-name="T414">В результате выполнения</text:span><text:span text:style-name="T415"><text:s/>работы были получены навыки по доказательству свойства дистрибутивности и законов де Моргана, а так же по упрощению логических выражени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="Arial" style:font-name-asian="Arial" style:font-name-complex="Tahoma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asian="Arial"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Tahoma" fo:hyphenate="false"/>
    </style:style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3" style:display-name="WW8Num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Федеральное агентство по образованию</dc:title>
    <meta:initial-creator>Tim</meta:initial-creator>
    <dc:creator>User</dc:creator>
    <meta:creation-date>2007-12-17T22:20:00Z</meta:creation-date>
    <dc:date>2017-10-10T11:47:00Z</dc:date>
    <meta:template xlink:href="Normal" xlink:type="simple"/>
    <meta:editing-cycles>68</meta:editing-cycles>
    <meta:editing-duration>PT1518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4" meta:word-count="350" meta:character-count="2345" meta:row-count="16" meta:non-whitespace-character-count="1999"/>
  </office:meta>
</office:document-meta>
</file>

<file path=Object 1/content.xml><?xml version="1.0" encoding="utf-8"?>
<mml:math xmlns:mml="http://www.w3.org/1998/Math/MathML" xmlns:m="http://schemas.openxmlformats.org/officeDocument/2006/math">
  <mml:mo>⊕</mml:mo>
</mml:math>
</file>

<file path=Object 2/content.xml><?xml version="1.0" encoding="utf-8"?>
<mml:math xmlns:mml="http://www.w3.org/1998/Math/MathML" xmlns:m="http://schemas.openxmlformats.org/officeDocument/2006/math">
  <mml:mo>⊕</mml:mo>
</mml:math>
</file>

<file path=Object 3/content.xml><?xml version="1.0" encoding="utf-8"?>
<mml:math xmlns:mml="http://www.w3.org/1998/Math/MathML" xmlns:m="http://schemas.openxmlformats.org/officeDocument/2006/math">
  <mml:mo>+</mml:mo>
</mml:math>
</file>